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2" svg:font-family="FreeSans" style:font-family-generic="swiss"/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01a86"/>
    </style:style>
    <style:style style:name="P2" style:family="paragraph" style:parent-style-name="Standard" style:list-style-name="L1">
      <style:text-properties officeooo:paragraph-rsid="0011e21e"/>
    </style:style>
    <style:style style:name="P3" style:family="paragraph" style:parent-style-name="Standard" style:list-style-name="L1">
      <style:text-properties officeooo:paragraph-rsid="00163572"/>
    </style:style>
    <style:style style:name="P4" style:family="paragraph" style:parent-style-name="Standard" style:list-style-name="L1">
      <style:text-properties officeooo:rsid="00101a86" officeooo:paragraph-rsid="00101a86"/>
    </style:style>
    <style:style style:name="P5" style:family="paragraph" style:parent-style-name="Standard" style:list-style-name="L1">
      <style:text-properties officeooo:rsid="0011e21e" officeooo:paragraph-rsid="0011e21e"/>
    </style:style>
    <style:style style:name="P6" style:family="paragraph" style:parent-style-name="Standard" style:list-style-name="L1">
      <style:text-properties officeooo:rsid="001558ac" officeooo:paragraph-rsid="001558ac"/>
    </style:style>
    <style:style style:name="P7" style:family="paragraph" style:parent-style-name="Standard">
      <style:text-properties officeooo:rsid="001558ac" officeooo:paragraph-rsid="001558ac"/>
    </style:style>
    <style:style style:name="P8" style:family="paragraph" style:parent-style-name="Standard" style:list-style-name="L8">
      <style:text-properties officeooo:rsid="001558ac" officeooo:paragraph-rsid="001558ac"/>
    </style:style>
    <style:style style:name="P9" style:family="paragraph" style:parent-style-name="Standard" style:list-style-name="L1">
      <style:text-properties officeooo:rsid="00163572" officeooo:paragraph-rsid="00163572"/>
    </style:style>
    <style:style style:name="P10" style:family="paragraph" style:parent-style-name="Standard" style:list-style-name="L10"/>
    <style:style style:name="P11" style:family="paragraph" style:parent-style-name="Standard" style:list-style-name="L10">
      <style:text-properties officeooo:paragraph-rsid="001558ac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58ac" officeooo:paragraph-rsid="001558ac" style:font-weight-asian="bold" style:font-weight-complex="bold"/>
    </style:style>
    <style:style style:name="P13" style:family="paragraph" style:parent-style-name="Standard" style:list-style-name="L4">
      <style:paragraph-properties fo:text-align="justify" style:justify-single-word="false"/>
      <style:text-properties officeooo:paragraph-rsid="001558ac"/>
    </style:style>
    <style:style style:name="P14" style:family="paragraph" style:parent-style-name="Standard" style:list-style-name="L4">
      <loext:graphic-properties draw:fill="none"/>
      <style:paragraph-properties fo:margin-left="0.801cm" fo:margin-right="0cm" fo:text-align="justify" style:justify-single-word="false" fo:text-indent="0cm" style:auto-text-indent="false" fo:background-color="transparent"/>
      <style:text-properties officeooo:paragraph-rsid="00163572"/>
    </style:style>
    <style:style style:name="P15" style:family="paragraph" style:parent-style-name="Standard" style:list-style-name="L4" style:master-page-name="">
      <loext:graphic-properties draw:fill="none"/>
      <style:paragraph-properties fo:margin-left="0.801cm" fo:margin-right="0cm" fo:text-align="justify" style:justify-single-word="false" fo:text-indent="0cm" style:auto-text-indent="false" style:page-number="auto" fo:background-color="transparent"/>
      <style:text-properties officeooo:paragraph-rsid="0015b395"/>
    </style:style>
    <style:style style:name="P16" style:family="paragraph" style:parent-style-name="Text_20_body">
      <style:paragraph-properties fo:text-align="end" style:justify-single-word="false"/>
    </style:style>
    <style:style style:name="P17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01a86"/>
    </style:style>
    <style:style style:name="T2" style:family="text">
      <style:text-properties officeooo:rsid="001084b4"/>
    </style:style>
    <style:style style:name="T3" style:family="text">
      <style:text-properties officeooo:rsid="0011e21e"/>
    </style:style>
    <style:style style:name="T4" style:family="text">
      <style:text-properties officeooo:rsid="0013af78"/>
    </style:style>
    <style:style style:name="T5" style:family="text">
      <style:text-properties officeooo:rsid="001558ac"/>
    </style:style>
    <style:style style:name="T6" style:family="text">
      <style:text-properties officeooo:rsid="0015b395"/>
    </style:style>
    <style:style style:name="T7" style:family="text">
      <style:text-properties officeooo:rsid="00163572"/>
    </style:style>
    <style:style style:name="T8" style:family="text">
      <style:text-properties officeooo:rsid="0016e4d3"/>
    </style:style>
    <style:style style:name="T9" style:family="text">
      <style:text-properties officeooo:rsid="00177fa8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1558ac" style:font-size-asian="8pt" style:font-size-complex="8pt"/>
    </style:style>
    <style:style style:name="T12" style:family="text">
      <style:text-properties fo:font-size="8pt" officeooo:rsid="00177fa8" style:font-size-asian="8pt" style:font-size-complex="8pt"/>
    </style:style>
    <style:style style:name="T13" style:family="text">
      <style:text-properties fo:font-size="8pt" officeooo:rsid="0015b395" style:font-size-asian="8pt" style:font-size-complex="8pt"/>
    </style:style>
    <style:style style:name="T14" style:family="text">
      <style:text-properties fo:font-size="8pt" officeooo:rsid="00191854" style:font-size-asian="8pt" style:font-size-complex="8pt"/>
    </style:style>
    <style:style style:name="T15" style:family="text">
      <style:text-properties officeooo:rsid="00191854"/>
    </style:style>
    <style:style style:name="T16" style:family="text">
      <style:text-properties fo:font-size="12pt" officeooo:rsid="00191854" style:font-size-asian="12pt" style:font-size-complex="12pt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Plano de aula</text:p>
      <text:p text:style-name="P16"><text:span text:style-name="T4">professor</text:span> Iuri S. V. Segtovich</text:p>
      <text:p text:style-name="P17"><text:span text:style-name="T17">Aula:</text:span> Lógica de programação, sintaxe python, ferramenta jupyter-notebook, <text:span text:style-name="T5">e python científico.</text:span></text:p>
      <text:p text:style-name="P17"><text:span text:style-name="T17">Objetivo:</text:span> Nivelar a turma de Termodinâmica nos tópicos de programação em python e ferramentas do python científico para elaboração de trabalho computacional como forma de avaliação no curso.</text:p>
      <text:p text:style-name="P12">Conteúdo:</text:p>
      <text:list xml:id="list384895970" text:style-name="L1">
        <text:list-item>
          <text:p text:style-name="P9">Apresentação <text:span text:style-name="T9">(</text:span>anaconda / <text:span text:style-name="T9">python3)</text:span></text:p>
        </text:list-item>
        <text:list-item>
          <text:p text:style-name="P3"><text:span text:style-name="T1">"Oi tudo bem"</text:span></text:p>
          <text:list>
            <text:list-item>
              <text:p text:style-name="P1"><text:span text:style-name="T1">mensagens (strings)</text:span></text:p>
            </text:list-item>
            <text:list-item>
              <text:p text:style-name="P1"><text:span text:style-name="T1">impressão no terminal (print)</text:span></text:p>
            </text:list-item>
            <text:list-item>
              <text:p text:style-name="P1"><text:span text:style-name="T1">entrada de dados pelo terminal (input)</text:span></text:p>
            </text:list-item>
          </text:list>
        </text:list-item>
        <text:list-item>
          <text:p text:style-name="P1"><text:span text:style-name="T1">Cálculos</text:span></text:p>
          <text:list>
            <text:list-item>
              <text:p text:style-name="P1"><text:span text:style-name="T1">números inteiros (int)</text:span></text:p>
            </text:list-item>
            <text:list-item>
              <text:p text:style-name="P1"><text:span text:style-name="T1">números reais (float)</text:span></text:p>
            </text:list-item>
            <text:list-item>
              <text:p text:style-name="P1"><text:span text:style-name="T1">calculadora científica (math)</text:span></text:p>
            </text:list-item>
          </text:list>
        </text:list-item>
        <text:list-item>
          <text:p text:style-name="P1"><text:span text:style-name="T1">Lógica na programação</text:span></text:p>
          <text:list>
            <text:list-item>
              <text:p text:style-name="P1"><text:span text:style-name="T1">tipo lógico (bool, True, False)</text:span></text:p>
            </text:list-item>
            <text:list-item>
              <text:p text:style-name="P1"><text:span text:style-name="T1">comparações entre números (==, !=, &gt;, &lt;, &gt;=, &lt;=)</text:span></text:p>
            </text:list-item>
            <text:list-item>
              <text:p text:style-name="P1"><text:span text:style-name="T1">operadores lógicos (and, or, not)</text:span></text:p>
            </text:list-item>
            <text:list-item>
              <text:p text:style-name="P4">condicionais (if, elif, else))</text:p>
            </text:list-item>
            <text:list-item>
              <text:p text:style-name="P4">iterações (while)</text:p>
            </text:list-item>
          </text:list>
        </text:list-item>
        <text:list-item>
          <text:p text:style-name="P1"><text:span text:style-name="T1">Listas e arranjos</text:span></text:p>
          <text:list>
            <text:list-item>
              <text:p text:style-name="P1"><text:span text:style-name="T1">lista nativa (list)</text:span></text:p>
            </text:list-item>
            <text:list-item>
              <text:p text:style-name="P5">agrupamentos (tuple)</text:p>
            </text:list-item>
            <text:list-item>
              <text:p text:style-name="P1"><text:span text:style-name="T1">iteração sobre elementos (for)</text:span></text:p>
            </text:list-item>
          </text:list>
        </text:list-item>
        <text:list-item>
          <text:p text:style-name="P1"><text:span text:style-name="T1">funções</text:span></text:p>
          <text:list>
            <text:list-item>
              <text:p text:style-name="P1"><text:span text:style-name="T1">definição de funções (def, args, kargs, return, constants)</text:span></text:p>
            </text:list-item>
          </text:list>
        </text:list-item>
        <text:list-item>
          <text:p text:style-name="P5">python científico</text:p>
          <text:list>
            <text:list-item>
              <text:p text:style-name="P6">jupyter-notebook</text:p>
            </text:list-item>
            <text:list-item>
              <text:p text:style-name="P1"><text:span text:style-name="T3">gráficos (matplotlib, pyplot, scatter, plot)</text:span></text:p>
            </text:list-item>
            <text:list-item>
              <text:p text:style-name="P2"><text:span text:style-name="T2">métodos numéricos (scipy, optimize: bisect)</text:span></text:p>
            </text:list-item>
          </text:list>
        </text:list-item>
      </text:list>
      <text:p text:style-name="P7">Metodologia</text:p>
      <text:list xml:id="list2014943227" text:style-name="L8">
        <text:list-item>
          <text:p text:style-name="P8">conceituação</text:p>
        </text:list-item>
        <text:list-item>
          <text:p text:style-name="P8">resolução de exemplos em computador</text:p>
        </text:list-item>
      </text:list>
      <text:p text:style-name="P7">Recursos</text:p>
      <text:list xml:id="list1157707401" text:style-name="L10">
        <text:list-item>
          <text:p text:style-name="P10">Projeção</text:p>
        </text:list-item>
        <text:list-item>
          <text:p text:style-name="P10">Computador</text:p>
          <text:list>
            <text:list-item>
              <text:p text:style-name="P10">python tutor</text:p>
            </text:list-item>
            <text:list-item>
              <text:p text:style-name="P11"><text:span text:style-name="T5">anaconda / jupyter-notebook</text:span></text:p>
            </text:list-item>
          </text:list>
        </text:list-item>
      </text:list>
      <text:p text:style-name="P7">Bibliografia recomendada</text:p>
      <text:list xml:id="list3161472562" text:style-name="L4">
        <text:list-item>
          <text:p text:style-name="P13"><text:span text:style-name="T5">"Introduction to Python for Computational Science and Engineering (A beginner’s guide)", (livro, em inglês, 173 páginas, de Hans Fangohr, </text:span><text:span text:style-name="T11">https://github.com/fangohr/introduction-to-python-for-computational-science-and-engineering/</text:span><text:span text:style-name="T16">; </text:span><text:span text:style-name="T9">traduzido para português por Gustavo C. P. de Oliveira, </text:span><text:span text:style-name="T12">https://github.com/gcpeixoto/lecture-ipynb/</text:span><text:span text:style-name="T16">)</text:span></text:p>
        </text:list-item>
        <text:list-item>
          <text:p text:style-name="P15"><text:span text:style-name="T6">Tutorials point (</text:span><text:span text:style-name="T13">https://www.tutorialspoint.com/python/index.htm</text:span><text:span text:style-name="T6">)</text:span></text:p>
        </text:list-item>
        <text:list-item>
          <text:p text:style-name="P14"><text:span text:style-name="T15">python Brasil / Aprenda programar (</text:span><text:span text:style-name="T10">https://wiki.python.org.br/AprendaProgramar</text:span><text:span text:style-name="T9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2" svg:font-family="FreeSans" style:font-family-generic="swiss"/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Helvetica Neue" svg:font-family="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20_A" style:display-name="Padrão A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 Neue" fo:font-family="'Helvetica Neue'" style:font-family-generic="roman" style:font-pitch="variable" fo:font-size="11pt" style:text-underline-style="none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Corpo_20_A" style:display-name="Corpo A" style:family="paragraph" style:default-outline-level="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1pt" style:text-underline-style="none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Cabeçalho_20_e_20_Rodapé_20_A" style:display-name="Cabeçalho e Rodapé A" style:family="paragraph" style:default-outline-level="">
      <style:paragraph-properties fo:text-align="start" style:justify-single-word="false" fo:orphans="2" fo:widows="2" style:writing-mode="lr-tb">
        <style:tab-stops>
          <style:tab-stop style:position="28.063cm"/>
        </style:tab-stops>
      </style:paragraph-properties>
      <style:text-properties fo:color="#000000" style:font-name="Arial Unicode MS" fo:font-family="'Arial Unicode MS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beçalho_20_e_20_Rodapé" style:display-name="Cabeçalho e Rodapé" style:family="paragraph" style:default-outline-level="">
      <style:paragraph-properties fo:text-align="start" style:justify-single-word="false" fo:orphans="2" fo:widows="2" style:writing-mode="lr-tb">
        <style:tab-stops>
          <style:tab-stop style:position="28.063cm"/>
        </style:tab-stops>
      </style:paragraph-properties>
      <style:text-properties fo:color="#000000" style:font-name="Arial Unicode MS" fo:font-family="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3:11:34.197850120</meta:creation-date>
    <dc:date>2018-08-28T00:11:02.805614367</dc:date>
    <meta:editing-duration>PT37M1S</meta:editing-duration>
    <meta:editing-cycles>11</meta:editing-cycles>
    <meta:generator>LibreOffice/5.4.1.2$Linux_X86_64 LibreOffice_project/ea7cb86e6eeb2bf3a5af73a8f7777ac570321527</meta:generator>
    <meta:document-statistic meta:table-count="0" meta:image-count="0" meta:object-count="0" meta:page-count="1" meta:paragraph-count="42" meta:word-count="229" meta:character-count="1684" meta:non-whitespace-character-count="1531"/>
  </office:meta>
</office:document-meta>
</file>